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E200000317EF128672.png" manifest:media-type="image/png"/>
  <manifest:file-entry manifest:full-path="Pictures/10000000000007B7000004F0821416EF.png" manifest:media-type="image/png"/>
  <manifest:file-entry manifest:full-path="Pictures/10000000000005F00000058851509E8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title">
      <style:graphic-properties fo:min-height="1.27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T1" style:family="text">
      <style:text-properties fo:language="ru" fo:country="RU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.27cm" svg:x="1.4cm" svg:y="0.27cm" presentation:class="title" presentation:user-transformed="true">
          <draw:text-box>
            <text:p><text:span text:style-name="T1">Исходный код</text:span></text:p>
          </draw:text-box>
        </draw:frame>
        <draw:frame draw:style-name="gr1" draw:text-style-name="P1" draw:layer="layout" svg:width="11.43cm" svg:height="10.648cm" svg:x="1.905cm" svg:y="2.868cm">
          <draw:image xlink:href="Pictures/10000000000005F00000058851509E84.png" xlink:type="simple" xlink:show="embed" xlink:actuate="onLoad" draw:mime-type="image/png">
            <text:p/>
          </draw:image>
        </draw:frame>
        <draw:frame draw:style-name="gr2" draw:text-style-name="P2" draw:layer="layout" svg:width="13.987cm" svg:height="0.963cm" svg:x="1.27cm" svg:y="1.905cm">
          <draw:text-box>
            <text:p>https://gitlab.bankingapi.ru/student55/lab05-web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1.27cm" svg:x="1.4cm" svg:y="0.27cm" presentation:class="title" presentation:user-transformed="true">
          <draw:text-box>
            <text:p><text:span text:style-name="T1">Sonarcube</text:span></text:p>
          </draw:text-box>
        </draw:frame>
        <draw:frame draw:style-name="gr1" draw:text-style-name="P1" draw:layer="layout" svg:width="16.933cm" svg:height="10.837cm" svg:x="1.482cm" svg:y="2.54cm">
          <draw:image xlink:href="Pictures/10000000000007B7000004F0821416EF.png" xlink:type="simple" xlink:show="embed" xlink:actuate="onLoad" draw:mime-type="image/png">
            <text:p/>
          </draw:image>
        </draw:frame>
        <draw:frame draw:style-name="gr2" draw:text-style-name="P2" draw:layer="layout" svg:width="16.334cm" svg:height="0.963cm" svg:x="1.446cm" svg:y="1.577cm">
          <draw:text-box>
            <text:p>https://sonar.bankingapi.ru/dashboard?id=lab05-karimov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1.27cm" svg:x="1.4cm" svg:y="0.27cm" presentation:class="title" presentation:user-transformed="true">
          <draw:text-box>
            <text:p><text:span text:style-name="T1">Harbor</text:span></text:p>
          </draw:text-box>
        </draw:frame>
        <draw:frame draw:style-name="gr1" draw:text-style-name="P1" draw:layer="layout" svg:width="24.375cm" svg:height="7.62cm" svg:x="1.382cm" svg:y="3.345cm">
          <draw:image xlink:href="Pictures/10000000000009E200000317EF128672.png" xlink:type="simple" xlink:show="embed" xlink:actuate="onLoad" draw:mime-type="image/png">
            <text:p/>
          </draw:image>
        </draw:frame>
        <draw:frame draw:style-name="gr2" draw:text-style-name="P2" draw:layer="layout" svg:width="21.468cm" svg:height="0.963cm" svg:x="1.27cm" svg:y="1.577cm">
          <draw:text-box>
            <text:p>https://harbor.bankingapi.ru/harbor/projects/168/repositories/lab05-karimov</text:p>
          </draw:text-box>
        </draw:frame>
        <presentation:notes draw:style-name="dp3">
          <draw:page-thumbnail draw:style-name="gr3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vertical-align="bottom" draw:auto-grow-height="false" draw:fit-to-size="false" style:shrink-to-fit="true" fo:min-height="8.884cm" style:writing-mode="lr-tb">
        <text:list-style style:name="Default-outline1">
          <text:list-level-style-number text:level="1" style:num-suffix=")" style:num-format="1">
            <style:list-level-properties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space-before="1.5cm" text:min-label-width="0.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2.8cm" text:min-label-width="0.8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space-before="6.6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7.8cm" text:min-label-width="0.6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9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10.2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11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6pt" style:language-asian="zh" style:country-asian="CN" style:font-style-asian="normal" style:font-weight-asian="normal" style:font-name-complex="Droid Sans" style:font-family-complex="'Droid Sans'" style:font-family-generic-complex="system" style:font-pitch-complex="variable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top="0cm" fo:margin-bottom="0cm" fo:text-align="start"/>
      <style:text-properties fo:font-size="14pt" style:font-size-asian="14pt" style:font-size-complex="14pt"/>
    </style:style>
    <style:style style:name="Default-outline3" style:family="presentation" style:parent-style-name="Default-outline2">
      <style:paragraph-properties fo:margin-top="0cm" fo:margin-bottom="0cm" fo:text-align="start"/>
      <style:text-properties fo:font-size="12pt" style:font-size-asian="12pt" style:font-size-complex="12pt"/>
    </style:style>
    <style:style style:name="Default-outline4" style:family="presentation" style:parent-style-name="Default-outline3">
      <style:paragraph-properties fo:margin-top="0cm" fo:margin-bottom="0cm" fo:text-align="start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cm" fo:text-align="start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cm" fo:text-align="start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cm" fo:text-align="start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bold" style:font-name-complex="Droid Sans" style:font-family-complex="'Droid Sans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1.27cm" svg:x="1.4cm" svg:y="0.27cm" presentation:class="title">
        <draw:text-box>
          <text:p>Click to edit the title text format</text:p>
        </draw:text-box>
      </draw:frame>
      <draw:frame presentation:style-name="Mpr2" draw:layer="backgroundobjects" svg:width="25.199cm" svg:height="5.08cm" svg:x="1.471cm" svg:y="1.90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Каримов Р.Р.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Lab 05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22:08:04.717077672</meta:creation-date>
    <dc:date>2025-05-15T22:27:25.290785072</dc:date>
    <meta:editing-duration>PT4H54M20S</meta:editing-duration>
    <meta:editing-cycles>41</meta:editing-cycles>
    <meta:generator>LibreOffice/24.8.6.2$Linux_X86_64 LibreOffice_project/480$Build-2</meta:generator>
    <meta:print-date>2025-01-23T14:03:55.721891567</meta:print-date>
    <meta:printed-by>PDF files</meta:printed-by>
    <meta:document-statistic meta:object-count="36"/>
  </office:meta>
</office:document-meta>
</file>